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ress 1</text:p>
      <text:p text:style-name="Standard">Address 2</text:p>
      <text:p text:style-name="Standard">signin issue confirmation</text:p>
      <text:p text:style-name="Standard">partial employment</text:p>
      <text:p text:style-name="Standard">gender iss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mal Ejaz</meta:initial-creator>
    <meta:creation-date>2011-05-13T15:36:56</meta:creation-date>
    <dc:date>2011-05-13T15:44:24</dc:date>
    <dc:creator>Kamal Ejaz</dc:creator>
    <meta:editing-duration>PT00H02M02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5" meta:word-count="11" meta:character-count="73"/>
  </office:meta>
</office:document-meta>
</file>